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1-Q3 barcharts" table:style-name="ta1">
        <table:shapes>
          <draw:frame draw:z-index="0" draw:style-name="gr1" draw:text-style-name="P1" svg:width="145.5mm" svg:height="66.4mm" svg:x="22.57mm" svg:y="107.57mm">
            <loext:p draw:notify-on-update-of-ranges="'Q1-Q3 barcharts'.B1:'Q1-Q3 barcharts'.B6 'Q1-Q3 barcharts'.C1:'Q1-Q3 barcharts'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5.5mm" svg:height="66.4mm" svg:x="22.02mm" svg:y="183.27mm">
            <loext:p draw:notify-on-update-of-ranges="'Q1-Q3 barcharts'.B8:'Q1-Q3 barcharts'.B13 'Q1-Q3 barcharts'.C8:'Q1-Q3 barcharts'.C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5.5mm" svg:height="66.4mm" svg:x="21.18mm" svg:y="259.23mm">
            <loext:p draw:notify-on-update-of-ranges="'Q1-Q3 barcharts'.B15:'Q1-Q3 barcharts'.B20 'Q1-Q3 barcharts'.C15:'Q1-Q3 barcharts'.C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trongly A</text:p>
          </table:table-cell>
          <table:table-cell table:formula="of:=COUNTA([.D1:.K1])" office:value-type="float" office:value="3" calcext:value-type="float">
            <text:p>3</text:p>
          </table:table-cell>
          <table:table-cell office:value-type="string" calcext:value-type="string">
            <text:p>gyu</text:p>
          </table:table-cell>
          <table:table-cell office:value-type="string" calcext:value-type="string">
            <text:p>ijs</text:p>
          </table:table-cell>
          <table:table-cell office:value-type="string" calcext:value-type="string">
            <text:p>zp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rginal A</text:p>
          </table:table-cell>
          <table:table-cell table:formula="of:=COUNTA([.D2:.K2])" office:value-type="float" office:value="2" calcext:value-type="float">
            <text:p>2</text:p>
          </table:table-cell>
          <table:table-cell office:value-type="string" calcext:value-type="string">
            <text:p>hjf</text:p>
          </table:table-cell>
          <table:table-cell office:value-type="string" calcext:value-type="string">
            <text:p>pg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preference</text:p>
          </table:table-cell>
          <table:table-cell table:formula="of:=COUNTA([.D3:.K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rginal B</text:p>
          </table:table-cell>
          <table:table-cell table:formula="of:=COUNTA([.D4:.K4])" office:value-type="float" office:value="2" calcext:value-type="float">
            <text:p>2</text:p>
          </table:table-cell>
          <table:table-cell office:value-type="string" calcext:value-type="string">
            <text:p>afj</text:p>
          </table:table-cell>
          <table:table-cell office:value-type="string" calcext:value-type="string">
            <text:p>mn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ongly B</text:p>
          </table:table-cell>
          <table:table-cell table:formula="of:=COUNTA([.D5:.K5])" office:value-type="float" office:value="6" calcext:value-type="float">
            <text:p>6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xfx</text:p>
          </table:table-cell>
          <table:table-cell office:value-type="string" calcext:value-type="string">
            <text:p>ihf</text:p>
          </table:table-cell>
          <table:table-cell office:value-type="string" calcext:value-type="string">
            <text:p>h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’t know</text:p>
          </table:table-cell>
          <table:table-cell table:formula="of:=COUNTA([.D6:.K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:.C6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Strongly A</text:p>
          </table:table-cell>
          <table:table-cell table:formula="of:=COUNTA([.D8:.K8])" office:value-type="float" office:value="1" calcext:value-type="float">
            <text:p>1</text:p>
          </table:table-cell>
          <table:table-cell office:value-type="string" calcext:value-type="string">
            <text:p>gy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ginal A</text:p>
          </table:table-cell>
          <table:table-cell table:formula="of:=COUNTA([.D9:.K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 difference</text:p>
          </table:table-cell>
          <table:table-cell table:formula="of:=COUNTA([.D10:.K10])" office:value-type="float" office:value="2" calcext:value-type="float">
            <text:p>2</text:p>
          </table:table-cell>
          <table:table-cell office:value-type="string" calcext:value-type="string">
            <text:p>hjf</text:p>
          </table:table-cell>
          <table:table-cell office:value-type="string" calcext:value-type="string">
            <text:p>pg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rginal B</text:p>
          </table:table-cell>
          <table:table-cell table:formula="of:=COUNTA([.D11:.K11])" office:value-type="float" office:value="3" calcext:value-type="float">
            <text:p>3</text:p>
          </table:table-cell>
          <table:table-cell office:value-type="string" calcext:value-type="string">
            <text:p>afj</text:p>
          </table:table-cell>
          <table:table-cell office:value-type="string" calcext:value-type="string">
            <text:p>ijs</text:p>
          </table:table-cell>
          <table:table-cell office:value-type="string" calcext:value-type="string">
            <text:p>zp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rongly B</text:p>
          </table:table-cell>
          <table:table-cell table:formula="of:=COUNTA([.D12:.K12])" office:value-type="float" office:value="7" calcext:value-type="float">
            <text:p>7</text:p>
          </table:table-cell>
          <table:table-cell office:value-type="string" calcext:value-type="string">
            <text:p>mn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xfx</text:p>
          </table:table-cell>
          <table:table-cell office:value-type="string" calcext:value-type="string">
            <text:p>ihf</text:p>
          </table:table-cell>
          <table:table-cell office:value-type="string" calcext:value-type="string">
            <text:p>hel</text:p>
          </table:table-cell>
        </table:table-row>
        <table:table-row table:style-name="ro1">
          <table:table-cell/>
          <table:table-cell office:value-type="string" calcext:value-type="string">
            <text:p>Don’t know</text:p>
          </table:table-cell>
          <table:table-cell table:formula="of:=COUNTA([.D13:.K1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:.C13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Strongly A</text:p>
          </table:table-cell>
          <table:table-cell table:formula="of:=COUNTA([.D15:.K15])" office:value-type="float" office:value="1" calcext:value-type="float">
            <text:p>1</text:p>
          </table:table-cell>
          <table:table-cell office:value-type="string" calcext:value-type="string">
            <text:p>gy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ginal A</text:p>
          </table:table-cell>
          <table:table-cell table:formula="of:=COUNTA([.D16:.K16])" office:value-type="float" office:value="1" calcext:value-type="float">
            <text:p>1</text:p>
          </table:table-cell>
          <table:table-cell office:value-type="string" calcext:value-type="string">
            <text:p>zp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 difference</text:p>
          </table:table-cell>
          <table:table-cell table:formula="of:=COUNTA([.D17:.K17])" office:value-type="float" office:value="4" calcext:value-type="float">
            <text:p>4</text:p>
          </table:table-cell>
          <table:table-cell office:value-type="string" calcext:value-type="string">
            <text:p>hjf</text:p>
          </table:table-cell>
          <table:table-cell office:value-type="string" calcext:value-type="string">
            <text:p>ijs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ss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ginal B</text:p>
          </table:table-cell>
          <table:table-cell table:formula="of:=COUNTA([.D18:.K18])" office:value-type="float" office:value="2" calcext:value-type="float">
            <text:p>2</text:p>
          </table:table-cell>
          <table:table-cell office:value-type="string" calcext:value-type="string">
            <text:p>afj</text:p>
          </table:table-cell>
          <table:table-cell office:value-type="string" calcext:value-type="string">
            <text:p>h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ongly B</text:p>
          </table:table-cell>
          <table:table-cell table:formula="of:=COUNTA([.D19:.K19])" office:value-type="float" office:value="5" calcext:value-type="float">
            <text:p>5</text:p>
          </table:table-cell>
          <table:table-cell office:value-type="string" calcext:value-type="string">
            <text:p>mn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xfx</text:p>
          </table:table-cell>
          <table:table-cell office:value-type="string" calcext:value-type="string">
            <text:p>ih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n’t know</text:p>
          </table:table-cell>
          <table:table-cell table:formula="of:=COUNTA([.D20:.K20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5:.C20])" office:value-type="float" office:value="13" calcext:value-type="float">
            <text:p>13</text:p>
          </table:table-cell>
          <table:table-cell table:number-columns-repeated="7"/>
        </table:table-row>
      </table:table>
      <table:table table:name="Experimen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Time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Tooltip</text:p>
          </table:table-cell>
        </table:table-row>
        <table:table-row table:style-name="ro1">
          <table:table-cell office:value-type="string" calcext:value-type="string">
            <text:p>ajf</text:p>
          </table:table-cell>
          <table:table-cell office:value-type="float" office:value="120.791" calcext:value-type="float">
            <text:p>120.791</text:p>
          </table:table-cell>
          <table:table-cell office:value-type="float" office:value="46.489" calcext:value-type="float">
            <text:p>46.489</text:p>
          </table:table-cell>
          <table:table-cell office:value-type="float" office:value="18.315" calcext:value-type="float">
            <text:p>18.315</text:p>
          </table:table-cell>
        </table:table-row>
        <table:table-row table:style-name="ro1">
          <table:table-cell office:value-type="string" calcext:value-type="string">
            <text:p>hjf</text:p>
          </table:table-cell>
          <table:table-cell office:value-type="float" office:value="42.026" calcext:value-type="float">
            <text:p>42.026</text:p>
          </table:table-cell>
          <table:table-cell office:value-type="float" office:value="15.818" calcext:value-type="float">
            <text:p>15.818</text:p>
          </table:table-cell>
          <table:table-cell office:value-type="float" office:value="4.226" calcext:value-type="float">
            <text:p>4.226</text:p>
          </table:table-cell>
        </table:table-row>
        <table:table-row table:style-name="ro1">
          <table:table-cell office:value-type="string" calcext:value-type="string">
            <text:p>mnr</text:p>
          </table:table-cell>
          <table:table-cell office:value-type="float" office:value="121.395" calcext:value-type="float">
            <text:p>121.395</text:p>
          </table:table-cell>
          <table:table-cell office:value-type="float" office:value="25.598" calcext:value-type="float">
            <text:p>25.598</text:p>
          </table:table-cell>
          <table:table-cell office:value-type="float" office:value="4.866" calcext:value-type="float">
            <text:p>4.866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150.696" calcext:value-type="float">
            <text:p>150.696</text:p>
          </table:table-cell>
          <table:table-cell office:value-type="float" office:value="78.423" calcext:value-type="float">
            <text:p>78.423</text:p>
          </table:table-cell>
          <table:table-cell office:value-type="float" office:value="26.535" calcext:value-type="float">
            <text:p>26.535</text:p>
          </table:table-cell>
        </table:table-row>
        <table:table-row table:style-name="ro1">
          <table:table-cell office:value-type="string" calcext:value-type="string">
            <text:p>poe</text:p>
          </table:table-cell>
          <table:table-cell office:value-type="float" office:value="88.358" calcext:value-type="float">
            <text:p>88.358</text:p>
          </table:table-cell>
          <table:table-cell office:value-type="float" office:value="36.847" calcext:value-type="float">
            <text:p>36.847</text:p>
          </table:table-cell>
          <table:table-cell office:value-type="float" office:value="13.668" calcext:value-type="float">
            <text:p>13.668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83.241" calcext:value-type="float">
            <text:p>83.241</text:p>
          </table:table-cell>
          <table:table-cell office:value-type="float" office:value="23.947" calcext:value-type="float">
            <text:p>23.947</text:p>
          </table:table-cell>
          <table:table-cell office:value-type="float" office:value="6.162" calcext:value-type="float">
            <text:p>6.162</text:p>
          </table:table-cell>
        </table:table-row>
        <table:table-row table:style-name="ro1">
          <table:table-cell office:value-type="string" calcext:value-type="string">
            <text:p>hel</text:p>
          </table:table-cell>
          <table:table-cell office:value-type="float" office:value="105.375" calcext:value-type="float">
            <text:p>105.375</text:p>
          </table:table-cell>
          <table:table-cell office:value-type="float" office:value="32.979" calcext:value-type="float">
            <text:p>32.979</text:p>
          </table:table-cell>
          <table:table-cell office:value-type="float" office:value="6.956" calcext:value-type="float">
            <text:p>6.95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table:formula="of:=AVERAGE([.B3:.B9])" office:value-type="float" office:value="101.697428571429" calcext:value-type="float">
            <text:p>101.70</text:p>
          </table:table-cell>
          <table:table-cell table:style-name="ce1" table:formula="of:=AVERAGE([.C3:.C9])" office:value-type="float" office:value="37.1572857142857" calcext:value-type="float">
            <text:p>37.16</text:p>
          </table:table-cell>
          <table:table-cell table:style-name="ce1" table:formula="of:=AVERAGE([.D3:.D9])" office:value-type="float" office:value="11.5325714285714" calcext:value-type="float">
            <text:p>11.53</text:p>
          </table:table-cell>
        </table:table-row>
        <table:table-row table:style-name="ro1">
          <table:table-cell/>
          <table:table-cell table:style-name="ce1" table:formula="of:=MEDIAN([.B3:.B9])" office:value-type="float" office:value="105.375" calcext:value-type="float">
            <text:p>105.38</text:p>
          </table:table-cell>
          <table:table-cell table:style-name="ce1" table:formula="of:=MEDIAN([.C3:.C9])" office:value-type="float" office:value="32.979" calcext:value-type="float">
            <text:p>32.98</text:p>
          </table:table-cell>
          <table:table-cell table:style-name="ce1" table:formula="of:=MEDIAN([.D3:.D9])" office:value-type="float" office:value="6.956" calcext:value-type="float">
            <text:p>6.96</text:p>
          </table:table-cell>
        </table:table-row>
        <table:table-row table:style-name="ro1" table:number-rows-repeated="16">
          <table:table-cell table:number-columns-repeated="4"/>
        </table:table-row>
        <table:table-row table:style-name="ro1">
          <table:table-cell office:value-type="string" calcext:value-type="string">
            <text:p>Experimen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Time</text:p>
          </table:table-cell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yu</text:p>
          </table:table-cell>
          <table:table-cell office:value-type="float" office:value="117.566" calcext:value-type="float">
            <text:p>117.566</text:p>
          </table:table-cell>
          <table:table-cell office:value-type="float" office:value="26.887" calcext:value-type="float">
            <text:p>26.887</text:p>
          </table:table-cell>
          <table:table-cell/>
        </table:table-row>
        <table:table-row table:style-name="ro1">
          <table:table-cell office:value-type="string" calcext:value-type="string">
            <text:p>ijs</text:p>
          </table:table-cell>
          <table:table-cell office:value-type="float" office:value="114.851" calcext:value-type="float">
            <text:p>114.851</text:p>
          </table:table-cell>
          <table:table-cell office:value-type="float" office:value="36.138" calcext:value-type="float">
            <text:p>36.138</text:p>
          </table:table-cell>
          <table:table-cell/>
        </table:table-row>
        <table:table-row table:style-name="ro1">
          <table:table-cell office:value-type="string" calcext:value-type="string">
            <text:p>sso</text:p>
          </table:table-cell>
          <table:table-cell office:value-type="float" office:value="78.324" calcext:value-type="float">
            <text:p>78.324</text:p>
          </table:table-cell>
          <table:table-cell office:value-type="float" office:value="40.838" calcext:value-type="float">
            <text:p>40.838</text:p>
          </table:table-cell>
          <table:table-cell/>
        </table:table-row>
        <table:table-row table:style-name="ro1">
          <table:table-cell office:value-type="string" calcext:value-type="string">
            <text:p>zpd</text:p>
          </table:table-cell>
          <table:table-cell office:value-type="float" office:value="45.895" calcext:value-type="float">
            <text:p>45.895</text:p>
          </table:table-cell>
          <table:table-cell office:value-type="float" office:value="5.789" calcext:value-type="float">
            <text:p>5.789</text:p>
          </table:table-cell>
          <table:table-cell/>
        </table:table-row>
        <table:table-row table:style-name="ro1">
          <table:table-cell office:value-type="string" calcext:value-type="string">
            <text:p>xfx</text:p>
          </table:table-cell>
          <table:table-cell office:value-type="float" office:value="96.253" calcext:value-type="float">
            <text:p>96.253</text:p>
          </table:table-cell>
          <table:table-cell office:value-type="float" office:value="19.548" calcext:value-type="float">
            <text:p>19.548</text:p>
          </table:table-cell>
          <table:table-cell/>
        </table:table-row>
        <table:table-row table:style-name="ro1">
          <table:table-cell office:value-type="string" calcext:value-type="string">
            <text:p>ihf</text:p>
          </table:table-cell>
          <table:table-cell office:value-type="float" office:value="79.668" calcext:value-type="float">
            <text:p>79.668</text:p>
          </table:table-cell>
          <table:table-cell office:value-type="float" office:value="20.499" calcext:value-type="float">
            <text:p>20.499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table:formula="of:=AVERAGE([.B31:.B36])" office:value-type="float" office:value="88.7595" calcext:value-type="float">
            <text:p>88.76</text:p>
          </table:table-cell>
          <table:table-cell table:style-name="ce1" table:formula="of:=AVERAGE([.C31:.C36])" office:value-type="float" office:value="24.9498333333333" calcext:value-type="float">
            <text:p>24.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21:43:51.4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21:59:56.683000000</meta:creation-date>
    <dc:date>2016-05-23T01:06:58.371000000</dc:date>
    <meta:editing-duration>PT4H55M39S</meta:editing-duration>
    <meta:editing-cycles>11</meta:editing-cycles>
    <meta:generator>LibreOffice/5.1.3.2$Windows_x86 LibreOffice_project/644e4637d1d8544fd9f56425bd6cec110e49301b</meta:generator>
    <meta:document-statistic meta:table-count="2" meta:cell-count="1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51cm" svg:height="6.641cm" xlink:href=".." xlink:type="simple" chart:class="chart:bar" chart:style-name="ch1">
        <chart:title svg:x="3.21cm" svg:y="0.268cm" chart:style-name="ch2">
          <text:p>Q1: Which application did you like more?</text:p>
        </chart:title>
        <chart:plot-area chart:style-name="ch3" table:cell-range-address="'Q1-Q3 barcharts'.B1:'Q1-Q3 barcharts'.C6" chart:data-source-has-labels="column" svg:x="0.291cm" svg:y="1.179cm" svg:width="13.969cm" svg:height="5.33cm">
          <chartooo:coordinate-region svg:x="0.727cm" svg:y="1.378cm" svg:width="13.533cm" svg:height="4.484cm"/>
          <chart:axis chart:dimension="x" chart:name="primary-x" chart:style-name="ch4" chartooo:axis-type="auto">
            <chartooo:date-scale/>
            <chart:categories table:cell-range-address="'Q1-Q3 barcharts'.B1:'Q1-Q3 barcharts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1-Q3 barcharts'.C1:'Q1-Q3 barcharts'.C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trongly A</text:p>
                <draw:g>
                  <svg:desc>'Q1-Q3 barcharts'.B1:'Q1-Q3 barcharts'.B6</svg:desc>
                </draw:g>
              </table:table-cell>
              <table:table-cell office:value-type="float" office:value="3">
                <text:p>3</text:p>
                <draw:g>
                  <svg:desc>'Q1-Q3 barcharts'.C1:'Q1-Q3 barcharts'.C6</svg:desc>
                </draw:g>
              </table:table-cell>
            </table:table-row>
            <table:table-row>
              <table:table-cell office:value-type="string">
                <text:p>Marginal 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 preferenc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ginal 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rongly B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on’t know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51cm" svg:height="6.641cm" xlink:href=".." xlink:type="simple" chart:class="chart:bar" chart:style-name="ch1">
        <chart:title svg:x="3.104cm" svg:y="0.268cm" chart:style-name="ch2">
          <text:p>Q2: Which application was faster to learn?</text:p>
        </chart:title>
        <chart:plot-area chart:style-name="ch3" table:cell-range-address="'Q1-Q3 barcharts'.B8:'Q1-Q3 barcharts'.C13" chart:data-source-has-labels="column" svg:x="0.291cm" svg:y="1.179cm" svg:width="13.969cm" svg:height="5.33cm">
          <chartooo:coordinate-region svg:x="0.727cm" svg:y="1.378cm" svg:width="13.533cm" svg:height="4.484cm"/>
          <chart:axis chart:dimension="x" chart:name="primary-x" chart:style-name="ch4" chartooo:axis-type="auto">
            <chartooo:date-scale/>
            <chart:categories table:cell-range-address="'Q1-Q3 barcharts'.B8:'Q1-Q3 barcharts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1-Q3 barcharts'.C8:'Q1-Q3 barcharts'.C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trongly A</text:p>
                <draw:g>
                  <svg:desc>'Q1-Q3 barcharts'.B8:'Q1-Q3 barcharts'.B13</svg:desc>
                </draw:g>
              </table:table-cell>
              <table:table-cell office:value-type="float" office:value="1">
                <text:p>1</text:p>
                <draw:g>
                  <svg:desc>'Q1-Q3 barcharts'.C8:'Q1-Q3 barcharts'.C13</svg:desc>
                </draw:g>
              </table:table-cell>
            </table:table-row>
            <table:table-row>
              <table:table-cell office:value-type="string">
                <text:p>Marginal 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 differenc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ginal B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trongly B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on’t know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8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51cm" svg:height="6.641cm" xlink:href=".." xlink:type="simple" chart:class="chart:bar" chart:style-name="ch1">
        <chart:title svg:x="3.051cm" svg:y="0.268cm" chart:style-name="ch2">
          <text:p>Q3: Which application was easier to learn?</text:p>
        </chart:title>
        <chart:plot-area chart:style-name="ch3" table:cell-range-address="'Q1-Q3 barcharts'.B15:'Q1-Q3 barcharts'.C20" chart:data-source-has-labels="column" svg:x="0.291cm" svg:y="1.179cm" svg:width="13.969cm" svg:height="5.33cm">
          <chartooo:coordinate-region svg:x="0.727cm" svg:y="1.378cm" svg:width="13.533cm" svg:height="4.484cm"/>
          <chart:axis chart:dimension="x" chart:name="primary-x" chart:style-name="ch4" chartooo:axis-type="auto">
            <chartooo:date-scale/>
            <chart:categories table:cell-range-address="'Q1-Q3 barcharts'.B15:'Q1-Q3 barcharts'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1-Q3 barcharts'.C15:'Q1-Q3 barcharts'.C20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trongly A</text:p>
                <draw:g>
                  <svg:desc>'Q1-Q3 barcharts'.B15:'Q1-Q3 barcharts'.B20</svg:desc>
                </draw:g>
              </table:table-cell>
              <table:table-cell office:value-type="float" office:value="1">
                <text:p>1</text:p>
                <draw:g>
                  <svg:desc>'Q1-Q3 barcharts'.C15:'Q1-Q3 barcharts'.C20</svg:desc>
                </draw:g>
              </table:table-cell>
            </table:table-row>
            <table:table-row>
              <table:table-cell office:value-type="string">
                <text:p>Marginal 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 differen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rginal 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rongly B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on’t know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